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d3d3d3" draw:opacity="50%" draw:textarea-vertical-align="top" draw:auto-grow-height="false" fo:min-height="7.236cm" fo:min-width="3.462cm"/>
    </style:style>
    <style:style style:name="gr2" style:family="graphic" style:parent-style-name="standard">
      <style:graphic-properties draw:fill-color="#87ceeb" draw:textarea-horizontal-align="justify" draw:textarea-vertical-align="top" draw:auto-grow-height="false" fo:min-height="2.493cm" fo:min-width="3.056cm"/>
    </style:style>
    <style:style style:name="gr3" style:family="graphic" style:parent-style-name="standard">
      <style:graphic-properties draw:fill-color="#ffc0cb" draw:textarea-horizontal-align="justify" draw:textarea-vertical-align="top" draw:auto-grow-height="false" fo:min-height="2.493cm" fo:min-width="3.056cm"/>
    </style:style>
    <style:style style:name="gr4" style:family="graphic" style:parent-style-name="standard">
      <style:graphic-properties draw:stroke="dash" draw:stroke-dash="Fine_20_Dashed" draw:textarea-horizontal-align="justify" draw:textarea-vertical-align="middle" draw:auto-grow-height="false" fo:min-height="0.36cm" fo:min-width="1.532cm"/>
    </style:style>
    <style:style style:name="gr5" style:family="graphic" style:parent-style-name="objectwithoutfill">
      <style:graphic-properties draw:stroke="dash" draw:stroke-dash="Fine_20_Dashed" svg:stroke-color="#000000" draw:marker-start="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3d3d3" draw:opacity="50%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87ceeb"/>
      <style:paragraph-properties fo:text-align="center"/>
    </style:style>
    <style:style style:name="P4" style:family="paragraph">
      <loext:graphic-properties draw:fill-color="#ffc0cb"/>
      <style:paragraph-properties fo:text-align="center"/>
    </style:style>
    <style:style style:name="P5" style:family="paragraph">
      <style:paragraph-properties fo:text-align="center"/>
      <style:text-properties fo:font-size="10pt" fo:font-style="italic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italic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62cm" svg:height="7.486cm" svg:x="5.891cm" svg:y="0.03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<text:span text:style-name="T1">Multi </text:span><text:span text:style-name="T1">Analys</text:span><text:span text:style-name="T1">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556cm" svg:height="2.743cm" svg:x="6.097cm" svg:y="4.271cm">
          <text:p text:style-name="P1">Diploi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556cm" svg:height="2.743cm" svg:x="6.097cm" svg:y="1.171cm">
          <text:p text:style-name="P1">Polyploid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032cm" svg:height="0.61cm" svg:x="6.67cm" svg:y="2.062cm">
          <text:p text:style-name="P1"><text:span text:style-name="T2">GWASpol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032cm" svg:height="0.61cm" svg:x="6.67cm" svg:y="5.087cm">
          <text:p text:style-name="P1"><text:span text:style-name="T2">Plink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032cm" svg:height="0.61cm" svg:x="6.67cm" svg:y="5.947cm">
          <text:p text:style-name="P1"><text:span text:style-name="T2">Tasse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032cm" svg:height="0.61cm" svg:x="6.67cm" svg:y="2.924cm">
          <text:p text:style-name="P1"><text:span text:style-name="T2">SHEsis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.893cm" svg:y1="0.792cm" svg:x2="9.855cm" svg:y2="0.7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_20_concav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marker-start="Arrow_20_concave" draw:marker-end="Symmetric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189cm" fo:page-height="7.5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1T10:44:52.940931162</meta:creation-date>
    <dc:date>2020-04-07T08:19:10.584529122</dc:date>
    <meta:editing-duration>PT3H46M22S</meta:editing-duration>
    <meta:editing-cycles>56</meta:editing-cycles>
    <meta:generator>LibreOffice/6.0.7.3$Linux_X86_64 LibreOffice_project/00m0$Build-3</meta:generator>
    <meta:document-statistic meta:object-count="8"/>
  </office:meta>
</office:document-meta>
</file>